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5.2813in" fo:margin-left="0in" fo:margin-top="0in" fo:margin-bottom="0in" table:align="left"/>
    </style:style>
    <style:style style:name="Table1.A" style:family="table-column">
      <style:table-column-properties style:column-width="0.8681in"/>
    </style:style>
    <style:style style:name="Table1.B" style:family="table-column">
      <style:table-column-properties style:column-width="2.2639in"/>
    </style:style>
    <style:style style:name="Table1.C" style:family="table-column">
      <style:table-column-properties style:column-width="2.1493in"/>
    </style:style>
    <style:style style:name="Table1.1" style:family="table-row">
      <style:table-row-properties style:min-row-height="0.3472in" fo:keep-together="auto"/>
    </style:style>
    <style:style style:name="Table1.A1" style:family="table-cell">
      <style:table-cell-properties style:vertical-align="" fo:padding="0.0694in" fo:border="none"/>
    </style:style>
    <style:style style:name="Table2" style:family="table">
      <style:table-properties style:width="4.9167in" fo:margin-left="0in" fo:margin-top="0in" fo:margin-bottom="0in" table:align="left"/>
    </style:style>
    <style:style style:name="Table2.A" style:family="table-column">
      <style:table-column-properties style:column-width="1.1486in"/>
    </style:style>
    <style:style style:name="Table2.B" style:family="table-column">
      <style:table-column-properties style:column-width="1.5035in"/>
    </style:style>
    <style:style style:name="Table2.C" style:family="table-column">
      <style:table-column-properties style:column-width="2.2646in"/>
    </style:style>
    <style:style style:name="Table2.1" style:family="table-row">
      <style:table-row-properties style:min-row-height="0.3472in" fo:keep-together="auto"/>
    </style:style>
    <style:style style:name="Table2.A1" style:family="table-cell">
      <style:table-cell-properties style:vertical-align="" fo:padding="0.0694in" fo:border="none"/>
    </style:style>
    <style:style style:name="P1" style:family="paragraph" style:parent-style-name="Standard">
      <style:paragraph-properties fo:text-align="center" style:justify-single-word="false"/>
    </style:style>
    <style:style style:name="P2"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9" style:family="paragraph" style:parent-style-name="Standard">
      <style:paragraph-properties fo:margin-top="0.1665in" fo:margin-bottom="0.1665in" loext:contextual-spacing="false" fo:line-height="100%"/>
    </style:style>
    <style:style style:name="P20" style:family="paragraph" style:parent-style-name="Heading_20_1">
      <style:paragraph-properties fo:margin-top="0.3335in" fo:margin-bottom="0.0835in" loext:contextual-spacing="false" fo:line-height="100%" fo:keep-together="auto" fo:keep-with-next="auto"/>
    </style:style>
    <style:style style:name="P21" style:family="paragraph" style:parent-style-name="Heading_20_3">
      <style:paragraph-properties fo:margin-top="0.1945in" fo:margin-bottom="0.0555in" loext:contextual-spacing="false" fo:line-height="100%" fo:keep-together="auto" fo:keep-with-next="auto"/>
    </style:style>
    <style:style style:name="P22" style:family="paragraph" style:parent-style-name="Heading_20_3" style:master-page-name="Standard">
      <style:paragraph-properties fo:margin-top="0.1945in" fo:margin-bottom="0.0555in" loext:contextual-spacing="false" fo:line-height="100%" fo:keep-together="auto" style:page-number="1" fo:keep-with-next="auto"/>
    </style:style>
    <style:style style:name="P23" style:family="paragraph" style:parent-style-name="Heading_20_2">
      <style:paragraph-properties fo:margin-top="0.25in" fo:margin-bottom="0.0555in" loext:contextual-spacing="false" fo:line-height="100%" fo:keep-together="auto" fo:keep-with-next="auto"/>
    </style:style>
    <style:style style:name="P24" style:family="paragraph">
      <loext:graphic-properties draw:fill="solid" draw:fill-color="#a0a0a0"/>
      <style:paragraph-properties fo:text-align="center"/>
    </style:style>
    <style:style style:name="T1" style:family="text">
      <style:text-properties fo:color="#000000" fo:font-size="13pt" fo:font-weight="bold" style:font-size-asian="13pt" style:font-weight-asian="bold" style:font-size-complex="13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23pt" fo:font-weight="bold" style:font-size-asian="23pt" style:font-weight-asian="bold" style:font-size-complex="23pt" style:font-weight-complex="bold"/>
    </style:style>
    <style:style style:name="T5" style:family="text">
      <style:text-properties fo:font-size="17pt" fo:font-weight="bold" style:font-size-asian="17pt" style:font-weight-asian="bold" style:font-size-complex="17pt" style:font-weight-complex="bold"/>
    </style:style>
    <style:style style:name="T6"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5sv1kxivmpm"/><text:span text:style-name="T1">Key Takeaways</text:span></text:p>
      <text:list xml:id="list1922761109" text:style-name="WWNum6">
        <text:list-item>
          <text:p text:style-name="P2"><text:span text:style-name="T2">SEO is about visibility.</text:span> It is the strategic process of making your website easy for search engines to find, understand, and recommend to users.</text:p>
        </text:list-item>
        <text:list-item>
          <text:p text:style-name="P8"><text:span text:style-name="T2">User intent is the new king.</text:span> In 2026, ranking isn't just about keywords; it’s about answering the specific <text:span text:style-name="T3">why</text:span> behind a user’s search.</text:p>
        </text:list-item>
        <text:list-item>
          <text:p text:style-name="P13"><text:span text:style-name="T2">AI and Search are merging.</text:span> To stay visible, you must optimize for both traditional search engines (SEO) and AI-driven answer engines (AEO/GEO).</text:p>
        </text:list-item>
      </text:list>
      <text:p text:style-name="Standard"><draw:rect text:anchor-type="as-char" style:rel-width="100%" draw:z-index="0" draw:style-name="gr1" draw:text-style-name="P24" svg:width="0.0012in" svg:height="0.0213in"><text:p/></draw:rect></text:p>
      <text:p text:style-name="P20"><text:bookmark text:name="_lermihp2j11e"/><text:span text:style-name="T4">What Is Search Engine Optimization (SEO) and Why It Matters in 2026</text:span></text:p>
      <text:p text:style-name="P19"><text:span text:style-name="T2">Search Engine Optimization (SEO)</text:span> is the practice of improving your website to increase its visibility in organic (unpaid) search results on engines like Google and Bing. By optimizing your content, technical setup, and authority, you ensure that when someone searches for what you offer, your site appears at the top.</text:p>
      <text:p text:style-name="P21"><text:bookmark text:name="_ul4xe01v3gra"/><text:span text:style-name="T1">Why SEO is Your Best Friend in 2026</text:span></text:p>
      <text:p text:style-name="P19">In 2026, the digital world is noisier than ever. <text:span text:style-name="T2">Organic search still brings in 53% of all website traffic</text:span>, which is far more than paid ads. If your business isn't visible on the first page, you are essentially invisible to billions of daily searche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2">Feature</text:span></text:p>
          </table:table-cell>
          <table:table-cell table:style-name="Table1.A1" office:value-type="string">
            <text:p text:style-name="P1"><text:span text:style-name="T2">SEO (Organic)</text:span></text:p>
          </table:table-cell>
          <table:table-cell table:style-name="Table1.A1" office:value-type="string">
            <text:p text:style-name="P1"><text:span text:style-name="T2">SEM (Paid)</text:span></text:p>
          </table:table-cell>
        </table:table-row>
        <table:table-row table:style-name="Table1.1">
          <table:table-cell table:style-name="Table1.A1" office:value-type="string">
            <text:p text:style-name="Standard"><text:span text:style-name="T2">Cost</text:span></text:p>
          </table:table-cell>
          <table:table-cell table:style-name="Table1.A1" office:value-type="string">
            <text:p text:style-name="Standard">Free per click</text:p>
          </table:table-cell>
          <table:table-cell table:style-name="Table1.A1" office:value-type="string">
            <text:p text:style-name="Standard">Pay per click</text:p>
          </table:table-cell>
        </table:table-row>
        <table:table-row table:style-name="Table1.1">
          <table:table-cell table:style-name="Table1.A1" office:value-type="string">
            <text:p text:style-name="Standard"><text:span text:style-name="T2">Speed</text:span></text:p>
          </table:table-cell>
          <table:table-cell table:style-name="Table1.A1" office:value-type="string">
            <text:p text:style-name="Standard">Takes 6–12 months</text:p>
          </table:table-cell>
          <table:table-cell table:style-name="Table1.A1" office:value-type="string">
            <text:p text:style-name="Standard">Immediate</text:p>
          </table:table-cell>
        </table:table-row>
        <table:table-row table:style-name="Table1.1">
          <table:table-cell table:style-name="Table1.A1" office:value-type="string">
            <text:p text:style-name="Standard"><text:span text:style-name="T2">Trust</text:span></text:p>
          </table:table-cell>
          <table:table-cell table:style-name="Table1.A1" office:value-type="string">
            <text:p text:style-name="Standard">High credibility</text:p>
          </table:table-cell>
          <table:table-cell table:style-name="Table1.A1" office:value-type="string">
            <text:p text:style-name="Standard">Lower (users know it’s an ad)</text:p>
          </table:table-cell>
        </table:table-row>
        <table:table-row table:style-name="Table1.1">
          <table:table-cell table:style-name="Table1.A1" office:value-type="string">
            <text:p text:style-name="Standard"><text:span text:style-name="T2">Longevity</text:span></text:p>
          </table:table-cell>
          <table:table-cell table:style-name="Table1.A1" office:value-type="string">
            <text:p text:style-name="Standard">Compounding results over time</text:p>
          </table:table-cell>
          <table:table-cell table:style-name="Table1.A1" office:value-type="string">
            <text:p text:style-name="Standard">Stops when the budget ends</text:p>
          </table:table-cell>
        </table:table-row>
      </table:table>
      <text:p text:style-name="Standard"><draw:rect text:anchor-type="as-char" style:rel-width="100%" draw:z-index="1" draw:style-name="gr1" draw:text-style-name="P24" svg:width="0.0012in" svg:height="0.0213in"><text:p/></draw:rect></text:p>
      <text:p text:style-name="P23"><text:bookmark text:name="_8f11hq3zvqas"/><text:span text:style-name="T5">How Search Engines Actually Work (The Library Analogy)</text:span></text:p>
      <text:p text:style-name="P19">Think of a search engine as the world's most advanced librarian. Every day, billions of new "books" (web pages) are published. The librarian has three main jobs:</text:p>
      <text:list xml:id="list529764744" text:style-name="WWNum2">
        <text:list-item>
          <text:p text:style-name="P3"><text:span text:style-name="T2">Crawling:</text:span> Automated "spiders" follow links across the web to find new content.</text:p>
        </text:list-item>
        <text:list-item>
          <text:p text:style-name="P9"><text:span text:style-name="T2">Indexing:</text:span> The librarian reads the content and stores it in a massive digital library (the index).</text:p>
        </text:list-item>
        <text:list-item>
          <text:p text:style-name="P14"><text:span text:style-name="T2">Ranking:</text:span> When you ask a question, the librarian looks through the index and pulls out the most helpful, trustworthy books to show you first.</text:p>
        </text:list-item>
      </text:list>
      <text:p text:style-name="P19"><text:soft-page-break/><text:span text:style-name="T2">Pro Tip:</text:span> If you are moving an online store, use the <text:span text:style-name="T2">Instant Product Importer</text:span> to ensure your "books" are organized correctly from day one so the librarian doesn't get confused.</text:p>
      <text:p text:style-name="Standard"><draw:rect text:anchor-type="as-char" style:rel-width="100%" draw:z-index="2" draw:style-name="gr1" draw:text-style-name="P24" svg:width="0.0012in" svg:height="0.0213in"><text:p/></draw:rect></text:p>
      <text:p text:style-name="P23"><text:bookmark text:name="_5ucvzzuzpdt1"/><text:span text:style-name="T5">The 3 Pillars of a Winning SEO Strategy</text:span></text:p>
      <text:p text:style-name="P19">To rank #1, your website needs to be strong in three specific areas.</text:p>
      <text:p text:style-name="P21"><text:bookmark text:name="_gvfo6lpmloq5"/><text:span text:style-name="T1">1. On-Page SEO (The Content)</text:span></text:p>
      <text:p text:style-name="P19">On-page SEO is everything you do <text:span text:style-name="T3">on</text:span> your website to help search engines understand your pages. This includes choosing the right keywords and writing helpful content.</text:p>
      <text:list xml:id="list3810813807" text:style-name="WWNum5">
        <text:list-item>
          <text:p text:style-name="P4"><text:span text:style-name="T2">Keyword Research:</text:span> You must find the exact phrases your audience uses.</text:p>
        </text:list-item>
        <text:list-item>
          <text:p text:style-name="P10"><text:span text:style-name="T2">Search Intent:</text:span> Are they looking for information, or are they ready to buy?.</text:p>
        </text:list-item>
        <text:list-item>
          <text:p text:style-name="P15"><text:span text:style-name="T2">Structure:</text:span> Use clear H1, H2, and H3 tags so users and bots can scan your page easily.</text:p>
        </text:list-item>
      </text:list>
      <text:p text:style-name="P19"><text:span text:style-name="T2">Technical Insight:</text:span> For 2026, "Information Gain" is critical. Google rewards content that adds <text:span text:style-name="T3">new</text:span> value rather than just repeating what is already online.</text:p>
      <text:p text:style-name="P21"><text:bookmark text:name="_o4zybcuwj9kb"/><text:span text:style-name="T1">2. Technical SEO (The Engine)</text:span></text:p>
      <text:p text:style-name="P19">Technical SEO ensures your site is fast, secure, and mobile-friendly. If your site takes too long to load, users will leave, and Google will demote you.</text:p>
      <text:p text:style-name="P19"><text:span text:style-name="T2">Chart Description: Page Speed vs. Bounce Rate</text:span> Imagine a bar chart where the x-axis is "Loading Time (Seconds)" and the y-axis is "Bounce Rate (%)." As the loading time moves from 1 second to 5 seconds, the bounce rate bar shoots up significantly. This visualizes why speed is a ranking factor.</text:p>
      <text:p text:style-name="P19"><text:span text:style-name="T2">Helpful Tools for Speed:</text:span></text:p>
      <text:list xml:id="list2735321098" text:style-name="WWNum3">
        <text:list-item>
          <text:p text:style-name="P5"><text:span text:style-name="T2">imagebulking.com</text:span>: This tool shrinks your image sizes automatically, making your site fly and improving your <text:span text:style-name="T2">Core Web Vitals</text:span>.</text:p>
        </text:list-item>
        <text:list-item>
          <text:p text:style-name="P16"><text:span text:style-name="T2">altgeneratorai.com</text:span>: Use this for quick, automatic image descriptions (alt text) to help visually impaired users and search bots understand your visuals.</text:p>
        </text:list-item>
      </text:list>
      <text:p text:style-name="P21"><text:bookmark text:name="_uutyvden01ur"/><text:span text:style-name="T1">3. Off-Page SEO (The Reputation)</text:span></text:p>
      <text:p text:style-name="P19">Off-page SEO is about building authority through <text:span text:style-name="T2">backlinks</text:span>. When other high-quality sites link to you, it acts like a "vote of confidence".</text:p>
      <text:p text:style-name="Standard"><draw:rect text:anchor-type="as-char" style:rel-width="100%" draw:z-index="3" draw:style-name="gr1" draw:text-style-name="P24" svg:width="0.0012in" svg:height="0.0213in"><text:p/></draw:rect></text:p>
      <text:p text:style-name="P23"><text:bookmark text:name="_wqwboa5q6rwb"/><text:span text:style-name="T5">AEO vs. SEO: The Major 2026 Shift</text:span></text:p>
      <text:p text:style-name="P19">By 2026, search has evolved into <text:span text:style-name="T2">Answer Engine Optimization (AEO)</text:span>. Instead of clicking links, users often get a direct answer from an AI summary at the top of the page.</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text:span text:style-name="T2">Feature</text:span></text:p>
          </table:table-cell>
          <table:table-cell table:style-name="Table2.A1" office:value-type="string">
            <text:p text:style-name="P1"><text:span text:style-name="T2">SEO</text:span></text:p>
          </table:table-cell>
          <table:table-cell table:style-name="Table2.A1" office:value-type="string">
            <text:p text:style-name="P1"><text:span text:style-name="T2">AEO</text:span></text:p>
          </table:table-cell>
        </table:table-row>
        <table:table-row table:style-name="Table2.1">
          <table:table-cell table:style-name="Table2.A1" office:value-type="string">
            <text:p text:style-name="Standard"><text:span text:style-name="T2">Primary Goal</text:span></text:p>
          </table:table-cell>
          <table:table-cell table:style-name="Table2.A1" office:value-type="string">
            <text:p text:style-name="Standard">Rank web pages</text:p>
          </table:table-cell>
          <table:table-cell table:style-name="Table2.A1" office:value-type="string">
            <text:p text:style-name="Standard">Provide direct AI answers</text:p>
          </table:table-cell>
        </table:table-row>
        <table:table-row table:style-name="Table2.1">
          <table:table-cell table:style-name="Table2.A1" office:value-type="string">
            <text:p text:style-name="Standard"><text:span text:style-name="T2">Content Style</text:span></text:p>
          </table:table-cell>
          <table:table-cell table:style-name="Table2.A1" office:value-type="string">
            <text:p text:style-name="Standard">Long-form, detailed</text:p>
          </table:table-cell>
          <table:table-cell table:style-name="Table2.A1" office:value-type="string">
            <text:p text:style-name="Standard">Short, structured snippets</text:p>
          </table:table-cell>
        </table:table-row>
        <table:table-row table:style-name="Table2.1">
          <table:table-cell table:style-name="Table2.A1" office:value-type="string">
            <text:p text:style-name="Standard"><text:span text:style-name="T2">Platform</text:span></text:p>
          </table:table-cell>
          <table:table-cell table:style-name="Table2.A1" office:value-type="string">
            <text:p text:style-name="Standard">Google, Bing</text:p>
          </table:table-cell>
          <table:table-cell table:style-name="Table2.A1" office:value-type="string">
            <text:p text:style-name="Standard">AI Overviews, Voice Assistants</text:p>
          </table:table-cell>
        </table:table-row>
        <table:table-row table:style-name="Table2.1">
          <table:table-cell table:style-name="Table2.A1" office:value-type="string">
            <text:p text:style-name="Standard"><text:span text:style-name="T2">Metric</text:span></text:p>
          </table:table-cell>
          <table:table-cell table:style-name="Table2.A1" office:value-type="string">
            <text:p text:style-name="Standard">Website Traffic</text:p>
          </table:table-cell>
          <table:table-cell table:style-name="Table2.A1" office:value-type="string">
            <text:p text:style-name="Standard">Direct Visibility/Citations</text:p>
          </table:table-cell>
        </table:table-row>
      </table:table>
      <text:p text:style-name="P19">To win in this new era, every section of your article should start with a clear answer statement. You can use <text:span text:style-name="T2">Promptingimage.com</text:span> to create highly detailed image descriptions that AI engines love to extract and show in visual search results.</text:p>
      <text:p text:style-name="Standard"><draw:rect text:anchor-type="as-char" style:rel-width="100%" draw:z-index="4" draw:style-name="gr1" draw:text-style-name="P24" svg:width="0.0012in" svg:height="0.0213in"><text:p/></draw:rect></text:p>
      <text:p text:style-name="P23"><text:bookmark text:name="_w90tlc3g9a4t"/><text:span text:style-name="T5">The Power of E-E-A-T</text:span></text:p>
      <text:p text:style-name="P19">Google’s standard for quality in 2026 is <text:span text:style-name="T2">E-E-A-T</text:span>: <text:span text:style-name="T2">Experience, Expertise, Authoritativeness, and Trustworthiness</text:span>.</text:p>
      <text:list xml:id="list1812215352" text:style-name="WWNum1">
        <text:list-item>
          <text:p text:style-name="P6"><text:span text:style-name="T2">Experience:</text:span> Show that you’ve actually used the product or lived the topic.</text:p>
        </text:list-item>
        <text:list-item>
          <text:p text:style-name="P11"><text:span text:style-name="T2">Expertise:</text:span> Prove you know what you’re talking about.</text:p>
        </text:list-item>
        <text:list-item>
          <text:p text:style-name="P11"><text:span text:style-name="T2">Authority:</text:span> Be the go-to source in your niche.</text:p>
        </text:list-item>
        <text:list-item>
          <text:p text:style-name="P17"><text:span text:style-name="T2">Trust:</text:span> Ensure your site is secure (HTTPS) and your facts are accurate.</text:p>
        </text:list-item>
      </text:list>
      <text:p text:style-name="P19">Nearly <text:span text:style-name="T2">49% of marketers</text:span> are doubling down on E-E-A-T to protect their rankings from AI disruption.</text:p>
      <text:p text:style-name="Standard"><draw:rect text:anchor-type="as-char" style:rel-width="100%" draw:z-index="5" draw:style-name="gr1" draw:text-style-name="P24" svg:width="0.0012in" svg:height="0.0213in"><text:p/></draw:rect></text:p>
      <text:p text:style-name="P23"><text:bookmark text:name="_8i3gtuww7680"/><text:span text:style-name="T5">Technical FAQ</text:span></text:p>
      <text:p text:style-name="P19"><text:span text:style-name="T2">1. How long does SEO take to work?</text:span> SEO is a marathon. You might see small changes in a few weeks, but it typically takes <text:span text:style-name="T2">6 to 12 months</text:span> to see major results for competitive terms.</text:p>
      <text:p text:style-name="P19"><text:span text:style-name="T2">2. Is link building still important in 2026?</text:span> Yes, but quality matters more than quantity. One link from a trusted industry site is worth more than a thousand spammy links.</text:p>
      <text:p text:style-name="P19"><text:span text:style-name="T2">3. What are Core Web Vitals?</text:span> These are specific speed and stability metrics Google uses to measure user experience. The big ones are <text:span text:style-name="T2">LCP</text:span> (how fast it loads), <text:span text:style-name="T2">INP</text:span> (how fast it responds), and <text:span text:style-name="T2">CLS</text:span> (how much the page jumps around).</text:p>
      <text:p text:style-name="P19"><text:span text:style-name="T2">4. Will AI replace SEO?</text:span> No, AI will change SEO, but not replace it. AI needs high-quality, human-created content to learn and provide answers.</text:p>
      <text:p text:style-name="Standard"><draw:rect text:anchor-type="as-char" style:rel-width="100%" draw:z-index="6" draw:style-name="gr1" draw:text-style-name="P24" svg:width="0.0012in" svg:height="0.0213in"><text:p/></draw:rect></text:p>
      <text:p text:style-name="P21"><text:bookmark text:name="_9pq54rxf3vs"/><text:span text:style-name="T1">Resource Links for Further Reading:</text:span></text:p>
      <text:list xml:id="list3478457354" text:style-name="WWNum4">
        <text:list-item>
          <text:p text:style-name="P7"><text:a xlink:type="simple" xlink:href="https://www.adlift.com/in/blog/aeo-vs-seo-differences-2026/" text:style-name="ListLabel_20_55" text:visited-style-name="ListLabel_20_55"><text:span text:style-name="T6">AEO vs SEO: Key Differences by AdLift India</text:span></text:a></text:p>
        </text:list-item>
        <text:list-item>
          <text:p text:style-name="P12"><text:a xlink:type="simple" xlink:href="https://lseo.com/seo-in-2026-trends-priorities-challenges/" text:style-name="ListLabel_20_55" text:visited-style-name="ListLabel_20_55"><text:span text:style-name="T6">SEO Trends 2026 by LSEO</text:span></text:a></text:p>
        </text:list-item>
        <text:list-item>
          <text:p text:style-name="P12"><text:a xlink:type="simple" xlink:href="https://www.searchenginejournal.com/state-of-seo/" text:style-name="ListLabel_20_55" text:visited-style-name="ListLabel_20_55"><text:span text:style-name="T6">The State of SEO 2026 Report by Search Engine Journal</text:span></text:a></text:p>
        </text:list-item>
        <text:list-item>
          <text:p text:style-name="P12"><text:soft-page-break/><text:a xlink:type="simple" xlink:href="https://elementor.com/blog/what-is-seo/" text:style-name="ListLabel_20_55" text:visited-style-name="ListLabel_20_55"><text:span text:style-name="T6">The Core Pillars of SEO by Elementor</text:span></text:a></text:p>
        </text:list-item>
        <text:list-item>
          <text:p text:style-name="P18"><text:a xlink:type="simple" xlink:href="https://www.seo.com/basics/how-search-engines-work/" text:style-name="ListLabel_20_55" text:visited-style-name="ListLabel_20_55"><text:span text:style-name="T6">How Search Engines Work by SEO.com</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4" meta:paragraph-count="88" meta:word-count="982" meta:character-count="5755" meta:non-whitespace-character-count="4875"/>
    <meta:generator>LibreOfficeDev/6.0.5.2$Linux_X86_64 LibreOffice_project/</meta:generator>
  </office:meta>
</office:document-meta>
</file>